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71cm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71cm" svg:stroke-color="#f79646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1.482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.423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.957cm" fo:margin-right="0cm" fo:margin-top="0cm" fo:margin-bottom="0.423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423cm" fo:margin-bottom="0.423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225cm" fo:margin-bottom="0.423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635cm" fo:margin-bottom="0.5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423cm" fo:margin-bottom="0.5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/>
      <style:text-properties fo:font-size="18pt"/>
    </style:style>
    <style:style style:name="P12" style:family="paragraph">
      <style:paragraph-properties fo:margin-left="7.62cm" fo:margin-right="0cm" fo:margin-top="1.27cm" fo:margin-bottom="0.5cm" fo:text-align="start" fo:text-indent="-7.619cm" style:punctuation-wrap="hanging" style:writing-mode="lr-tb"/>
      <style:text-properties fo:hyphenate="false"/>
    </style:style>
    <style:style style:name="P13" style:family="paragraph">
      <style:paragraph-properties fo:margin-left="7.62cm" fo:margin-right="0cm" fo:margin-top="0.225cm" fo:margin-bottom="0.5cm" fo:text-align="start" fo:text-indent="-7.619cm" style:punctuation-wrap="hanging" style:writing-mode="lr-tb"/>
      <style:text-properties fo:hyphenate="false"/>
    </style:style>
    <style:style style:name="P14" style:family="paragraph">
      <style:paragraph-properties fo:margin-left="9.825cm" fo:margin-right="0cm" fo:margin-top="1.27cm" fo:margin-bottom="0.5cm" fo:text-align="start" fo:text-indent="-9.824cm" style:punctuation-wrap="hanging" style:writing-mode="lr-tb"/>
      <style:text-properties fo:hyphenate="false"/>
    </style:style>
    <style:style style:name="P15" style:family="paragraph">
      <style:paragraph-properties fo:margin-left="9.825cm" fo:margin-right="0cm" fo:margin-top="0.225cm" fo:margin-bottom="0.5cm" fo:text-align="start" fo:text-indent="-9.824cm" style:punctuation-wrap="hanging" style:writing-mode="lr-tb"/>
      <style:text-properties fo:hyphenate="false"/>
    </style:style>
    <style:style style:name="P16" style:family="paragraph">
      <style:paragraph-properties fo:margin-left="2.372cm" fo:margin-right="0cm" fo:margin-top="0.225cm" fo:margin-bottom="0.5cm" fo:text-align="start" fo:text-indent="-2.371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.5cm" fo:text-align="start" fo:text-indent="1.292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225cm" fo:margin-bottom="0.5cm" fo:text-align="start" fo:text-indent="1.292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635cm" fo:margin-bottom="0.5cm" fo:text-align="start" fo:text-indent="1.292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423cm" fo:margin-bottom="0.5cm" fo:text-align="start" fo:text-indent="1.292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1.27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7.788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225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7.788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212cm" fo:margin-bottom="0.635cm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225cm" fo:margin-bottom="0.635cm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7.788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1.058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7.788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847cm" fo:margin-bottom="0.5cm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225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635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847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225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34" style:family="paragraph">
      <style:paragraph-properties fo:margin-left="0.957cm" fo:margin-right="0cm" fo:margin-top="0.635cm" fo:margin-bottom="0.5cm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cm" fo:margin-bottom="0.423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635cm" fo:margin-bottom="0.423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225cm" fo:margin-bottom="0.423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.847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.225cm" fo:margin-bottom="0.847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635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1.27cm" fo:margin-bottom="0.5cm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.957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1.058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4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style:text-line-through-style="none" fo:font-family="'Courier New'" fo:font-size="28pt" fo:letter-spacing="normal" fo:font-style="normal" style:text-underline-style="none" fo:font-weight="normal" style:font-family-asian="'Times New Roman'" style:font-size-asian="28pt" style:font-style-asian="normal" style:font-weight-asian="normal" style:font-family-complex="'Times New Roman'" style:font-size-complex="28pt" style:font-style-complex="normal" style:font-weight-complex="normal"/>
    </style:style>
    <style:style style:name="T9" style:family="text">
      <style:text-properties fo:color="#000000" style:text-line-through-style="none" fo:font-family="Calibri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10" style:family="text">
      <style:text-properties fo:color="#000000" style:text-line-through-style="none" fo:font-family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000000" style:text-line-through-style="none" fo:font-family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000000" style:text-line-through-style="none" fo:font-family="Calibri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color="#000000" style:text-line-through-style="none" fo:font-family="'Courier New'" style:font-family-generic="modern" fo:font-size="28pt" fo:letter-spacing="normal" fo:font-style="normal" style:text-underline-style="none" fo:font-weight="bold" style:font-size-asian="28pt" style:font-style-asian="normal" style:font-weight-asian="bold" style:font-family-complex="'Courier New'" style:font-family-generic-complex="modern" style:font-size-complex="28pt" style:font-style-complex="normal" style:font-weight-complex="bold"/>
    </style:style>
    <style:style style:name="T18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style:style style:name="T19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family-complex="'Courier New'" style:font-family-generic-complex="modern" style:font-size-complex="28pt" style:font-style-complex="normal" style:font-weight-complex="bold"/>
    </style:style>
    <style:style style:name="T20" style:family="text"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family-complex="'Courier New'" style:font-family-generic-complex="modern" style:font-size-complex="8pt" style:font-style-complex="normal" style:font-weight-complex="normal"/>
    </style:style>
    <style:style style:name="T21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family-complex="'Courier New'" style:font-family-generic-complex="modern" style:font-size-complex="28pt" style:font-style-complex="italic" style:font-weight-complex="normal"/>
    </style:style>
    <style:style style:name="T22" style:family="text">
      <style:text-properties fo:color="#000000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family-complex="'Courier New'" style:font-family-generic-complex="modern" style:font-size-complex="30pt" style:font-style-complex="normal" style:font-weight-complex="bold"/>
    </style:style>
    <style:style style:name="T23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family-complex="'Courier New'" style:font-family-generic-complex="modern" style:font-size-complex="30pt" style:font-style-complex="normal" style:font-weight-complex="normal"/>
    </style:style>
    <style:style style:name="T24" style:family="text">
      <style:text-properties fo:color="#000000" style:text-line-through-style="none" fo:font-family="Calibri" fo:font-size="30pt" fo:letter-spacing="normal" fo:font-style="italic" style:text-underline-style="none" fo:font-weight="normal" style:font-size-asian="30pt" style:font-style-asian="italic" style:font-weight-asian="normal" style:font-family-complex="'Courier New'" style:font-family-generic-complex="modern" style:font-size-complex="30pt" style:font-style-complex="italic" style:font-weight-complex="normal"/>
    </style:style>
    <style:style style:name="T25" style:family="text">
      <style:text-properties fo:color="#000000" style:text-line-through-style="none" fo:font-family="Calibri" fo:font-size="30pt" fo:letter-spacing="normal" fo:font-style="italic" style:text-underline-style="none" fo:font-weight="bold" style:font-size-asian="30pt" style:font-style-asian="italic" style:font-weight-asian="bold" style:font-family-complex="'Courier New'" style:font-family-generic-complex="modern" style:font-size-complex="30pt" style:font-style-complex="italic" style:font-weight-complex="bold"/>
    </style:style>
    <style:style style:name="T26" style:family="text">
      <style:text-properties fo:color="#000000" style:text-line-through-style="none" fo:font-family="'Courier New'" style:font-family-generic="modern" fo:font-size="32pt" fo:letter-spacing="normal" fo:font-style="normal" style:text-underline-style="none" fo:font-weight="bold" style:font-size-asian="32pt" style:font-style-asian="normal" style:font-weight-asian="bold" style:font-family-complex="'Courier New'" style:font-family-generic-complex="modern" style:font-size-complex="32pt" style:font-style-complex="normal" style:font-weight-complex="bold"/>
    </style:style>
    <style:style style:name="T2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size-complex="32pt" style:font-style-complex="normal" style:font-weight-complex="normal"/>
    </style:style>
    <style:style style:name="T28" style:family="text">
      <style:text-properties fo:color="#000000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9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b0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00b0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2.436cm" svg:height="4.082cm" svg:x="1.27cm" svg:y="5.918cm" presentation:class="title" presentation:user-transformed="true">
          <draw:text-box>
            <text:p text:style-name="P1"><text:span text:style-name="T1">CREATING AND USING </text:span><text:span text:style-name="T1"><text:line-break/></text:span><text:span text:style-name="T1">A GROUP OF VARIABLES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2">CIS115 Lesson 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Overview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4">How to use an array to store a group of values</text:span></text:p>
              </text:list-item>
              <text:list-item>
                <text:p text:style-name="P3"><text:span text:style-name="T4">How to create an array</text:span></text:p>
              </text:list-item>
              <text:list-item>
                <text:p text:style-name="P3"><text:span text:style-name="T4">How to initialize an array</text:span></text:p>
              </text:list-item>
              <text:list-item>
                <text:p text:style-name="P3"><text:span text:style-name="T4">How to access elements in an array</text:span></text:p>
              </text:list-item>
              <text:list-item>
                <text:p text:style-name="P3"><text:span text:style-name="T4">How to find the sum of the elements in an array</text:span></text:p>
              </text:list-item>
            </text:list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Group of Variables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reating a Group of Variables</text:span></text:p>
          </draw:text-box>
        </draw:frame>
        <draw:frame draw:name="Content Placeholder 2" presentation:style-name="pr5" draw:text-style-name="P2" draw:layer="layout" svg:width="22.859cm" svg:height="12.571cm" svg:x="1.27cm" svg:y="3.81cm" presentation:class="outline" presentation:user-transformed="true">
          <draw:text-box>
            <text:list text:style-name="L3">
              <text:list-item>
                <text:p text:style-name="P3"><text:span text:style-name="T5">Sometimes we need to create a group of variables in a program. <text:s/></text:span></text:p>
              </text:list-item>
              <text:list-item>
                <text:p text:style-name="P3"><text:span text:style-name="T5">For example, suppose 10 students are enrolled in a class. <text:s/></text:span></text:p>
              </text:list-item>
              <text:list-item>
                <text:p text:style-name="P3"><text:span text:style-name="T5">The instructor wants a program to analyze their test scores, such as finding the average, the highest score, the lowest score, the distribution, etc. <text:s/></text:span></text:p>
              </text:list-item>
              <text:list-item>
                <text:p text:style-name="P3"><text:span text:style-name="T5">In the program we probably want to create 10 variables to store the 10 scores, and then write code to perform different types of statistic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Group of Variables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reating a Group of Variables</text:span></text:p>
          </draw:text-box>
        </draw:frame>
        <draw:frame draw:name="Content Placeholder 2" presentation:style-name="pr5" draw:text-style-name="P2" draw:layer="layout" svg:width="22.859cm" svg:height="12.571cm" svg:x="1.27cm" svg:y="3.81cm" presentation:class="outline" presentation:user-transformed="true">
          <draw:text-box>
            <text:list text:style-name="L3">
              <text:list-item>
                <text:p text:style-name="P3"><text:span text:style-name="T6">To create 10 variables, we need to make up 10 names and write variable declaration statements to declare and initialize these variables. <text:s/></text:span></text:p>
              </text:list-item>
              <text:list-item>
                <text:p text:style-name="P4"><text:span text:style-name="T6">To use these variables, sometimes we may need to write cumbersome statement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Group of Variables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reating a Group of Variables</text:span></text:p>
          </draw:text-box>
        </draw:frame>
        <draw:frame draw:name="Content Placeholder 2" presentation:style-name="pr5" draw:text-style-name="P2" draw:layer="layout" svg:width="22.859cm" svg:height="12.571cm" svg:x="1.371cm" svg:y="3.877cm" presentation:class="outline" presentation:user-transformed="true">
          <draw:text-box>
            <text:list text:style-name="L3">
              <text:list-item>
                <text:p text:style-name="P5"><text:span text:style-name="T5">For example, we need a statement like this to calculate their average:</text:span></text:p>
              </text:list-item>
            </text:list>
            <text:p text:style-name="P6"><text:span text:style-name="T5"> </text:span><text:span text:style-name="T5">average = (s1 + s2 + s3 + s4 + s5 + s6 +s7 + </text:span></text:p>
            <text:p text:style-name="P6"><text:span text:style-name="T5"><text:s text:c="21"/></text:span><text:span text:style-name="T5">s8 + s9 + s10)/10;</text:span></text:p>
            <text:list text:continue-numbering="true" text:style-name="L3">
              <text:list-item>
                <text:p text:style-name="P7"><text:span text:style-name="T5">Writing statements like this is tedious and error prone. </text:span></text:p>
              </text:list-item>
              <text:list-item>
                <text:p text:style-name="P8"><text:span text:style-name="T5">Furthermore, imagine how to write this statement if the class size is 100 instead of 10. <text:s/></text:span></text:p>
              </text:list-item>
              <text:list-item>
                <text:p text:style-name="P8"><text:span text:style-name="T5">We need a more convenient way to declare and use a group of variab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s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Arrays</text:span></text:p>
          </draw:text-box>
        </draw:frame>
        <draw:frame draw:name="Content Placeholder 2" presentation:style-name="pr5" draw:text-style-name="P2" draw:layer="layout" svg:width="22.859cm" svg:height="12.571cm" svg:x="1.27cm" svg:y="3.81cm" presentation:class="outline" presentation:user-transformed="true">
          <draw:text-box>
            <text:list text:style-name="L5">
              <text:list-item>
                <text:p text:style-name="P9"><text:span text:style-name="T7">An array is a group of variables that have the same data type</text:span><text:span text:style-name="T5">. <text:s/></text:span></text:p>
              </text:list-item>
              <text:list-item>
                <text:p text:style-name="P9"><text:span text:style-name="T5">The simplest type of arrays is the one-dimensional array. </text:span></text:p>
              </text:list-item>
              <text:list-item>
                <text:p text:style-name="P9"><text:span text:style-name="T5">You can visualize a one-dimensional array as a column in a spreadsheet. </text:span></text:p>
              </text:list-item>
              <text:list-item>
                <text:p text:style-name="P9"><text:span text:style-name="T5">Each cell in the column is an element of the array, which can hold one piece of data (e.g. a number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s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Arrays</text:span></text:p>
          </draw:text-box>
        </draw:frame>
        <draw:frame draw:name="Content Placeholder 2" presentation:style-name="pr5" draw:text-style-name="P2" draw:layer="layout" svg:width="22.859cm" svg:height="12.571cm" svg:x="1.27cm" svg:y="3.963cm" presentation:class="outline" presentation:user-transformed="true">
          <draw:text-box>
            <text:list text:style-name="L3">
              <text:list-item>
                <text:p text:style-name="P10"><text:span text:style-name="T5">We must give a </text:span><text:span text:style-name="T7">name to an array </text:span><text:span text:style-name="T5">when the array is declared <text:s/></text:span></text:p>
              </text:list-item>
            </text:list>
            <text:list text:style-name="L5">
              <text:list-item>
                <text:p text:style-name="P10"><text:span text:style-name="T7">Each element </text:span><text:span text:style-name="T5">in the array is identified by a unique number, called a </text:span><text:span text:style-name="T7">subscript</text:span><text:span text:style-name="T5"> (or an </text:span><text:span text:style-name="T7">index</text:span><text:span text:style-name="T5">), which is assigned by the computer automatically when the array is created. <text:s/></text:span></text:p>
              </text:list-item>
              <text:list-item>
                <text:p text:style-name="P10"><text:span text:style-name="T5">The </text:span><text:span text:style-name="T7">subscript</text:span><text:span text:style-name="T5"> (</text:span><text:span text:style-name="T7">index</text:span><text:span text:style-name="T5">) indicates the </text:span><text:span text:style-name="T7">variable's position </text:span><text:span text:style-name="T5">in the array. <text:s/></text:span></text:p>
              </text:list-item>
              <text:list-item>
                <text:p text:style-name="P10"><text:span text:style-name="T5">In C++, the subscript (index) </text:span><text:span text:style-name="T7">starts with 0</text:span><text:span text:style-name="T5">, and goes up as 1, 2, 3, 4, …, and so on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s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Arrays</text:span></text:p>
          </draw:text-box>
        </draw:frame>
        <draw:g draw:name="Group 4">
          <draw:custom-shape draw:name="Rectangle 5" draw:style-name="gr2" draw:text-style-name="P2" draw:layer="layout" svg:width="6.927cm" svg:height="1.396cm" svg:x="4.362cm" svg:y="3.786cm">
            <text:p text:style-name="P11"><text:span text:style-name="T8">score[0]</text:span></text:p>
            <draw:enhanced-geometry svg:viewBox="0 0 21600 21600" draw:type="rectangle" draw:enhanced-path="M 0 0 L 21600 0 21600 21600 0 21600 0 0 Z N"/>
          </draw:custom-shape>
          <draw:custom-shape draw:name="Rectangle 6" draw:style-name="gr2" draw:text-style-name="P2" draw:layer="layout" svg:width="6.926cm" svg:height="1.395cm" svg:x="4.362cm" svg:y="5.146cm">
            <text:p text:style-name="P11"><text:span text:style-name="T8">score[1]</text:span></text:p>
            <draw:enhanced-geometry svg:viewBox="0 0 21600 21600" draw:type="rectangle" draw:enhanced-path="M 0 0 L 21600 0 21600 21600 0 21600 0 0 Z N"/>
          </draw:custom-shape>
          <draw:custom-shape draw:name="Rectangle 7" draw:style-name="gr2" draw:text-style-name="P2" draw:layer="layout" svg:width="6.926cm" svg:height="1.395cm" svg:x="4.362cm" svg:y="6.543cm">
            <text:p text:style-name="P11"><text:span text:style-name="T8">score[2]</text:span></text:p>
            <draw:enhanced-geometry svg:viewBox="0 0 21600 21600" draw:type="rectangle" draw:enhanced-path="M 0 0 L 21600 0 21600 21600 0 21600 0 0 Z N"/>
          </draw:custom-shape>
          <draw:custom-shape draw:name="Rectangle 8" draw:style-name="gr2" draw:text-style-name="P2" draw:layer="layout" svg:width="6.926cm" svg:height="1.395cm" svg:x="4.362cm" svg:y="7.941cm">
            <text:p text:style-name="P11"><text:span text:style-name="T8">score[3]</text:span></text:p>
            <draw:enhanced-geometry svg:viewBox="0 0 21600 21600" draw:type="rectangle" draw:enhanced-path="M 0 0 L 21600 0 21600 21600 0 21600 0 0 Z N"/>
          </draw:custom-shape>
          <draw:custom-shape draw:name="Rectangle 9" draw:style-name="gr2" draw:text-style-name="P2" draw:layer="layout" svg:width="6.926cm" svg:height="1.395cm" svg:x="4.362cm" svg:y="9.3cm">
            <text:p text:style-name="P11"><text:span text:style-name="T8">score[4]</text:span></text:p>
            <draw:enhanced-geometry svg:viewBox="0 0 21600 21600" draw:type="rectangle" draw:enhanced-path="M 0 0 L 21600 0 21600 21600 0 21600 0 0 Z N"/>
          </draw:custom-shape>
          <draw:custom-shape draw:name="Rectangle 10" draw:style-name="gr2" draw:text-style-name="P2" draw:layer="layout" svg:width="6.926cm" svg:height="1.395cm" svg:x="4.362cm" svg:y="10.735cm">
            <text:p text:style-name="P11"><text:span text:style-name="T8">score[5]</text:span></text:p>
            <draw:enhanced-geometry svg:viewBox="0 0 21600 21600" draw:type="rectangle" draw:enhanced-path="M 0 0 L 21600 0 21600 21600 0 21600 0 0 Z N"/>
          </draw:custom-shape>
          <draw:custom-shape draw:name="Rectangle 11" draw:style-name="gr2" draw:text-style-name="P2" draw:layer="layout" svg:width="6.926cm" svg:height="1.395cm" svg:x="4.362cm" svg:y="12.095cm">
            <text:p text:style-name="P11"><text:span text:style-name="T8">score[6]</text:span></text:p>
            <draw:enhanced-geometry svg:viewBox="0 0 21600 21600" draw:type="rectangle" draw:enhanced-path="M 0 0 L 21600 0 21600 21600 0 21600 0 0 Z N"/>
          </draw:custom-shape>
          <draw:custom-shape draw:name="Rectangle 12" draw:style-name="gr2" draw:text-style-name="P2" draw:layer="layout" svg:width="6.926cm" svg:height="1.395cm" svg:x="4.362cm" svg:y="13.454cm">
            <text:p text:style-name="P11"><text:span text:style-name="T8">score[7]</text:span></text:p>
            <draw:enhanced-geometry svg:viewBox="0 0 21600 21600" draw:type="rectangle" draw:enhanced-path="M 0 0 L 21600 0 21600 21600 0 21600 0 0 Z N"/>
          </draw:custom-shape>
          <draw:custom-shape draw:name="Rectangle 13" draw:style-name="gr2" draw:text-style-name="P2" draw:layer="layout" svg:width="6.926cm" svg:height="1.395cm" svg:x="4.362cm" svg:y="14.814cm">
            <text:p text:style-name="P11"><text:span text:style-name="T8">score[8]</text:span></text:p>
            <draw:enhanced-geometry svg:viewBox="0 0 21600 21600" draw:type="rectangle" draw:enhanced-path="M 0 0 L 21600 0 21600 21600 0 21600 0 0 Z N"/>
          </draw:custom-shape>
          <draw:custom-shape draw:name="Rectangle 14" draw:style-name="gr2" draw:text-style-name="P2" draw:layer="layout" svg:width="6.926cm" svg:height="1.395cm" svg:x="4.308cm" svg:y="16.211cm">
            <text:p text:style-name="P11"><text:span text:style-name="T8">score[9]</text:span></text:p>
            <draw:enhanced-geometry svg:viewBox="0 0 21600 21600" draw:type="rectangle" draw:enhanced-path="M 0 0 L 21600 0 21600 21600 0 21600 0 0 Z N"/>
          </draw:custom-shape>
          <draw:custom-shape draw:name="Rectangle 15" draw:style-name="gr3" draw:text-style-name="P2" draw:layer="layout" svg:width="6.927cm" svg:height="1.396cm" svg:x="11.275cm" svg:y="3.786cm">
            <text:p text:style-name="P11"><text:span text:style-name="T8">97</text:span></text:p>
            <draw:enhanced-geometry svg:viewBox="0 0 21600 21600" draw:type="rectangle" draw:enhanced-path="M 0 0 L 21600 0 21600 21600 0 21600 0 0 Z N"/>
          </draw:custom-shape>
          <draw:custom-shape draw:name="Rectangle 16" draw:style-name="gr3" draw:text-style-name="P2" draw:layer="layout" svg:width="6.926cm" svg:height="1.395cm" svg:x="11.275cm" svg:y="5.146cm">
            <text:p text:style-name="P11"><text:span text:style-name="T8">85</text:span></text:p>
            <draw:enhanced-geometry svg:viewBox="0 0 21600 21600" draw:type="rectangle" draw:enhanced-path="M 0 0 L 21600 0 21600 21600 0 21600 0 0 Z N"/>
          </draw:custom-shape>
          <draw:custom-shape draw:name="Rectangle 17" draw:style-name="gr3" draw:text-style-name="P2" draw:layer="layout" svg:width="6.926cm" svg:height="1.395cm" svg:x="11.275cm" svg:y="6.543cm">
            <text:p text:style-name="P11"><text:span text:style-name="T8">93</text:span></text:p>
            <draw:enhanced-geometry svg:viewBox="0 0 21600 21600" draw:type="rectangle" draw:enhanced-path="M 0 0 L 21600 0 21600 21600 0 21600 0 0 Z N"/>
          </draw:custom-shape>
          <draw:custom-shape draw:name="Rectangle 18" draw:style-name="gr3" draw:text-style-name="P2" draw:layer="layout" svg:width="6.926cm" svg:height="1.395cm" svg:x="11.275cm" svg:y="7.903cm">
            <text:p text:style-name="P11"><text:span text:style-name="T8">76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2" draw:layer="layout" svg:width="6.926cm" svg:height="1.395cm" svg:x="11.275cm" svg:y="9.3cm">
            <text:p text:style-name="P11"><text:span text:style-name="T8">81</text:span></text:p>
            <draw:enhanced-geometry svg:viewBox="0 0 21600 21600" draw:type="rectangle" draw:enhanced-path="M 0 0 L 21600 0 21600 21600 0 21600 0 0 Z N"/>
          </draw:custom-shape>
          <draw:custom-shape draw:name="Rectangle 20" draw:style-name="gr3" draw:text-style-name="P2" draw:layer="layout" svg:width="6.926cm" svg:height="1.395cm" svg:x="11.275cm" svg:y="10.697cm">
            <text:p text:style-name="P11"><text:span text:style-name="T8">88</text:span></text:p>
            <draw:enhanced-geometry svg:viewBox="0 0 21600 21600" draw:type="rectangle" draw:enhanced-path="M 0 0 L 21600 0 21600 21600 0 21600 0 0 Z N"/>
          </draw:custom-shape>
          <draw:custom-shape draw:name="Rectangle 21" draw:style-name="gr3" draw:text-style-name="P2" draw:layer="layout" svg:width="6.926cm" svg:height="1.395cm" svg:x="11.275cm" svg:y="12.095cm">
            <text:p text:style-name="P11"><text:span text:style-name="T8">100</text:span></text:p>
            <draw:enhanced-geometry svg:viewBox="0 0 21600 21600" draw:type="rectangle" draw:enhanced-path="M 0 0 L 21600 0 21600 21600 0 21600 0 0 Z N"/>
          </draw:custom-shape>
          <draw:custom-shape draw:name="Rectangle 22" draw:style-name="gr3" draw:text-style-name="P2" draw:layer="layout" svg:width="6.926cm" svg:height="1.395cm" svg:x="11.275cm" svg:y="13.454cm">
            <text:p text:style-name="P11"><text:span text:style-name="T8">72</text:span></text:p>
            <draw:enhanced-geometry svg:viewBox="0 0 21600 21600" draw:type="rectangle" draw:enhanced-path="M 0 0 L 21600 0 21600 21600 0 21600 0 0 Z N"/>
          </draw:custom-shape>
          <draw:custom-shape draw:name="Rectangle 23" draw:style-name="gr3" draw:text-style-name="P2" draw:layer="layout" svg:width="6.926cm" svg:height="1.395cm" svg:x="11.275cm" svg:y="14.814cm">
            <text:p text:style-name="P11"><text:span text:style-name="T8">84</text:span></text:p>
            <draw:enhanced-geometry svg:viewBox="0 0 21600 21600" draw:type="rectangle" draw:enhanced-path="M 0 0 L 21600 0 21600 21600 0 21600 0 0 Z N"/>
          </draw:custom-shape>
          <draw:custom-shape draw:name="Rectangle 24" draw:style-name="gr3" draw:text-style-name="P2" draw:layer="layout" svg:width="6.926cm" svg:height="1.395cm" svg:x="11.275cm" svg:y="16.211cm">
            <text:p text:style-name="P11"><text:span text:style-name="T8">75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ing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Declaring an Array</text:span></text:p>
          </draw:text-box>
        </draw:frame>
        <draw:frame draw:name="Content Placeholder 2" presentation:style-name="pr5" draw:text-style-name="P2" draw:layer="layout" svg:width="22.859cm" svg:height="12.571cm" svg:x="1.27cm" svg:y="3.81cm" presentation:class="outline" presentation:user-transformed="true">
          <draw:text-box>
            <text:p text:style-name="P3"><text:span text:style-name="T6">int score[3];</text:span><text:span text:style-name="T6"><text:tab/></text:span><text:span text:style-name="T9">// declare array hold 3 integers </text:span></text:p>
            <text:p text:style-name="P12"><text:span text:style-name="T6">double gpa[2]; </text:span><text:span text:style-name="T6"><text:tab/></text:span><text:span text:style-name="T9">// declare array to hold 2 </text:span></text:p>
            <text:p text:style-name="P13"><text:span text:style-name="T6"><text:tab/></text:span><text:span text:style-name="T9">// numbers with decimal point</text:span></text:p>
            <text:p text:style-name="P14"><text:span text:style-name="T6">char letter_grade[4]; <text:s text:c="4"/></text:span><text:span text:style-name="T9">// declare array to hold 4 </text:span></text:p>
            <text:p text:style-name="P15"><text:span text:style-name="T6"><text:tab/></text:span><text:span text:style-name="T9">// charac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ing and Initializing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Declaring and Initializing an Array</text:span></text:p>
          </draw:text-box>
        </draw:frame>
        <draw:frame draw:name="Content Placeholder 2" presentation:style-name="pr5" draw:text-style-name="P2" draw:layer="layout" svg:width="22.859cm" svg:height="12.571cm" svg:x="1.27cm" svg:y="3.81cm" presentation:class="outline" presentation:user-transformed="true">
          <draw:text-box>
            <text:p text:style-name="P16"><text:span text:style-name="T10">// Declare array to hold 3 integers </text:span></text:p>
            <text:p text:style-name="P16"><text:span text:style-name="T10">// and initialize the elements to 0</text:span></text:p>
            <text:p text:style-name="P16"><text:span text:style-name="T11">int score[3] = {0, 0, 0};</text:span></text:p>
            <text:p text:style-name="P16"><text:span text:style-name="T10"/></text:p>
            <text:p text:style-name="P16"><text:span text:style-name="T10">// Declare array to hold 2 numbers </text:span></text:p>
            <text:p text:style-name="P16"><text:span text:style-name="T10">// and initialize them to 0.0</text:span></text:p>
            <text:p text:style-name="P16"><text:span text:style-name="T11">double gpa[2] = {0.0, 0.0};</text:span></text:p>
            <text:p text:style-name="P16"><text:span text:style-name="T10"/></text:p>
            <text:p text:style-name="P16"><text:span text:style-name="T10">// Declare <text:s/>array to hold</text:span><text:span text:style-name="T12"> </text:span><text:span text:style-name="T10">4 characters </text:span></text:p>
            <text:p text:style-name="P16"><text:span text:style-name="T10">// and initialize them to empty spaces</text:span><text:span text:style-name="T12"> </text:span></text:p>
            <text:p text:style-name="P16"><text:span text:style-name="T11">char letter_grade[4] = {' ', ' ', ' ', ' '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ing and Initializing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Declaring and Initializing an Array</text:span></text:p>
          </draw:text-box>
        </draw:frame>
        <draw:frame draw:name="Content Placeholder 2" presentation:style-name="pr5" draw:text-style-name="P2" draw:layer="layout" svg:width="23.494cm" svg:height="15.239cm" svg:x="1.27cm" svg:y="3.81cm" presentation:class="outline" presentation:user-transformed="true">
          <draw:text-box>
            <text:list text:style-name="L3">
              <text:list-item>
                <text:p text:style-name="P3"><text:span text:style-name="T4">Initializing an array assignment statements:</text:span></text:p>
              </text:list-item>
            </text:list>
            <text:p text:style-name="P16"><text:span text:style-name="T13"/></text:p>
            <text:p text:style-name="P17"><text:span text:style-name="T10">int score[10];</text:span><text:span text:style-name="T10"><text:tab/></text:span><text:span text:style-name="T10">// declare array to hold 10 integers</text:span></text:p>
            <text:p text:style-name="P17"><text:span text:style-name="T10">score[0] = 0;</text:span></text:p>
            <text:p text:style-name="P17"><text:span text:style-name="T10">score[1] = 0;</text:span></text:p>
            <text:p text:style-name="P17"><text:span text:style-name="T10">score[2] = 0;</text:span></text:p>
            <text:p text:style-name="P17"><text:span text:style-name="T10">score[3] = 0;</text:span></text:p>
            <text:p text:style-name="P17"><text:span text:style-name="T10">score[4] = 0;</text:span></text:p>
            <text:p text:style-name="P17"><text:span text:style-name="T10">score[5] = 0; </text:span></text:p>
            <text:p text:style-name="P17"><text:span text:style-name="T10">score[6] = 0;</text:span></text:p>
            <text:p text:style-name="P17"><text:span text:style-name="T10">score[7] = 0;</text:span></text:p>
            <text:p text:style-name="P17"><text:span text:style-name="T10">score[8] = 0;</text:span></text:p>
            <text:p text:style-name="P17"><text:span text:style-name="T10">score[9] = 0;</text:span></text:p>
            <text:p text:style-name="P16"><text:span text:style-name="T12"/></text:p>
            <text:p text:style-name="P18"><text:span text:style-name="T12"/></text:p>
            <text:p text:style-name="P16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ing and Initializing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Declaring and Initializing an Array</text:span></text:p>
          </draw:text-box>
        </draw:frame>
        <draw:frame draw:name="Content Placeholder 2" presentation:style-name="pr5" draw:text-style-name="P2" draw:layer="layout" svg:width="23.494cm" svg:height="12.571cm" svg:x="1.27cm" svg:y="3.81cm" presentation:class="outline" presentation:user-transformed="true">
          <draw:text-box>
            <text:list text:style-name="L3">
              <text:list-item>
                <text:p text:style-name="P3"><text:span text:style-name="T5">Initializing an array with a loop:</text:span></text:p>
              </text:list-item>
            </text:list>
            <text:p text:style-name="P16"><text:span text:style-name="T14"/></text:p>
            <text:p text:style-name="P18"><text:span text:style-name="T5">int score[10];</text:span><text:span text:style-name="T5"><text:tab/></text:span><text:span text:style-name="T15">// declare array to hold 10 integers</text:span></text:p>
            <text:p text:style-name="P19"><text:span text:style-name="T15">// Always use a for loop when processing an array</text:span></text:p>
            <text:p text:style-name="P18"><text:span text:style-name="T15">// It was designed for this purpose (</text:span><text:span text:style-name="T16">i means index</text:span><text:span text:style-name="T15">)</text:span></text:p>
            <text:p text:style-name="P20"><text:span text:style-name="T7">for (int <text:s/>I = 0; <text:s text:c="2"/>i &lt; 10; <text:s text:c="3"/>i = i + 1)</text:span></text:p>
            <text:p text:style-name="P17"><text:span text:style-name="T5">{</text:span></text:p>
            <text:p text:style-name="P17"><text:span text:style-name="T5"><text:tab/></text:span><text:span text:style-name="T7">score[ i ] </text:span><text:span text:style-name="T5">= 0; <text:s text:c="2"/></text:span><text:span text:style-name="T15">// store 0 in element score[ </text:span><text:span text:style-name="T16">i </text:span><text:span text:style-name="T15">]</text:span></text:p>
            <text:p text:style-name="P17"><text:span text:style-name="T5">}</text:span></text:p>
            <text:p text:style-name="P16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ing Elements in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Accessing Elements in an Array</text:span></text:p>
          </draw:text-box>
        </draw:frame>
        <draw:frame draw:name="Content Placeholder 2" presentation:style-name="pr5" draw:text-style-name="P2" draw:layer="layout" svg:width="23.494cm" svg:height="12.699cm" svg:x="1.27cm" svg:y="3.81cm" presentation:class="outline" presentation:user-transformed="true">
          <draw:text-box>
            <text:list text:style-name="L3">
              <text:list-item>
                <text:p text:style-name="P3"><text:span text:style-name="T5">Use assignment statement or </text:span><text:span text:style-name="T17">cin</text:span><text:span text:style-name="T18"> statement to store a value in an array element.</text:span></text:p>
              </text:list-item>
            </text:list>
            <text:list text:style-name="L7">
              <text:list-item>
                <text:p text:style-name="P9"><text:span text:style-name="T19">score[2]</text:span><text:span text:style-name="T18">, </text:span><text:span text:style-name="T19">score[3]</text:span><text:span text:style-name="T18">, </text:span><text:span text:style-name="T19">score[i] </text:span><text:span text:style-name="T18">or are just the same as any other int type variables; they are only named differently</text:span></text:p>
              </text:list-item>
            </text:list>
            <text:p text:style-name="P3"><text:span text:style-name="T20"> </text:span></text:p>
            <text:p text:style-name="P21"><text:span text:style-name="T21"><text:tab/></text:span><text:span text:style-name="T22">score[2]</text:span><text:span text:style-name="T23"> = 97;</text:span><text:span text:style-name="T23"><text:tab/></text:span><text:span text:style-name="T24">// store 97 in the variable </text:span><text:span text:style-name="T25">score[2]</text:span></text:p>
            <text:p text:style-name="P22"><text:span text:style-name="T23"><text:tab/></text:span><text:span text:style-name="T22">cin</text:span><text:span text:style-name="T23"> &gt;&gt; </text:span><text:span text:style-name="T22">score[3]</text:span><text:span text:style-name="T23">; <text:s/></text:span><text:span text:style-name="T24">// store input value in </text:span><text:span text:style-name="T25">score[3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ing Elements in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Accessing Elements in an Array</text:span></text:p>
          </draw:text-box>
        </draw:frame>
        <draw:frame draw:name="Content Placeholder 2" presentation:style-name="pr5" draw:text-style-name="P2" draw:layer="layout" svg:width="23.494cm" svg:height="12.571cm" svg:x="1.27cm" svg:y="3.81cm" presentation:class="outline" presentation:user-transformed="true">
          <draw:text-box>
            <text:list text:style-name="L3">
              <text:list-item>
                <text:p text:style-name="P23"><text:span text:style-name="T5">Use a loop to store values in multiple elements of an array:</text:span></text:p>
              </text:list-item>
            </text:list>
            <text:p text:style-name="P24"><text:span text:style-name="T7">  <text:s text:c="2"/></text:span><text:span text:style-name="T5">cout &lt;&lt; “You are asked to enter the GPA” </text:span></text:p>
            <text:p text:style-name="P25"><text:span text:style-name="T5"><text:s text:c="13"/></text:span><text:span text:style-name="T5">&lt;&lt; “ of 5 students.” &lt;&lt; endl;</text:span></text:p>
            <text:p text:style-name="P25"><text:span text:style-name="T5"/></text:p>
            <text:p text:style-name="P25"><text:span text:style-name="T5"><text:tab/></text:span><text:span text:style-name="T7">for (int i = 0; i &lt; 5; i = i + 1)</text:span></text:p>
            <text:p text:style-name="P25"><text:span text:style-name="T5"><text:tab/></text:span><text:span text:style-name="T5">{</text:span></text:p>
            <text:p text:style-name="P25"><text:span text:style-name="T5"><text:tab/></text:span><text:span text:style-name="T5"><text:tab/></text:span><text:span text:style-name="T5"> <text:s/></text:span><text:span text:style-name="T5">cout &lt;&lt; “Please enter the GPA of a student : ”;</text:span></text:p>
            <text:p text:style-name="P25"><text:span text:style-name="T5"><text:tab/></text:span><text:span text:style-name="T5"><text:tab/></text:span><text:span text:style-name="T5"> <text:s/></text:span><text:span text:style-name="T5">cin &gt;&gt; </text:span><text:span text:style-name="T7">gpa[i]</text:span><text:span text:style-name="T5">;</text:span></text:p>
            <text:p text:style-name="P25"><text:span text:style-name="T5"><text:tab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ing Elements in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Accessing Elements in an Array</text:span></text:p>
          </draw:text-box>
        </draw:frame>
        <draw:frame draw:name="Content Placeholder 2" presentation:style-name="pr5" draw:text-style-name="P2" draw:layer="layout" svg:width="23.494cm" svg:height="11.513cm" svg:x="1.27cm" svg:y="4.868cm" presentation:class="outline" presentation:user-transformed="true">
          <draw:text-box>
            <text:list text:style-name="L3">
              <text:list-item>
                <text:p text:style-name="P3"><text:span text:style-name="T5">Use a loop to update the values stored in an array systematically:</text:span></text:p>
              </text:list-item>
            </text:list>
            <text:p text:style-name="P3"><text:span text:style-name="T5"> </text:span></text:p>
            <text:p text:style-name="P26"><text:span text:style-name="T15"><text:tab/></text:span><text:span text:style-name="T7">for (int i = 0; i &lt; 5; i = i + 1)</text:span></text:p>
            <text:p text:style-name="P22"><text:span text:style-name="T5"><text:tab/></text:span><text:span text:style-name="T5">{</text:span></text:p>
            <text:p text:style-name="P22"><text:span text:style-name="T5"><text:tab/></text:span><text:span text:style-name="T5"><text:tab/></text:span><text:span text:style-name="T5"> <text:s text:c="5"/></text:span><text:span text:style-name="T7">gpa[i]</text:span><text:span text:style-name="T5"> = </text:span><text:span text:style-name="T7">gpa[i]</text:span><text:span text:style-name="T5"> + 0.5;</text:span></text:p>
            <text:p text:style-name="P22"><text:span text:style-name="T5"><text:tab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ing Elements in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Accessing Elements in an Array</text:span></text:p>
          </draw:text-box>
        </draw:frame>
        <draw:frame draw:name="Content Placeholder 2" presentation:style-name="pr5" draw:text-style-name="P2" draw:layer="layout" svg:width="23.494cm" svg:height="11.513cm" svg:x="1.27cm" svg:y="4.868cm" presentation:class="outline" presentation:user-transformed="true">
          <draw:text-box>
            <text:list text:style-name="L3">
              <text:list-item>
                <text:p text:style-name="P3"><text:span text:style-name="T4">Use </text:span><text:span text:style-name="T26">cout</text:span><text:span text:style-name="T27"> statement to display an element of an array:</text:span></text:p>
              </text:list-item>
            </text:list>
            <text:p text:style-name="P3"><text:span text:style-name="T20"> </text:span></text:p>
            <text:p text:style-name="P22"><text:span text:style-name="T21"><text:tab/></text:span><text:span text:style-name="T22">cout</text:span><text:span text:style-name="T23"> &lt;&lt; </text:span><text:span text:style-name="T22">gpa[2]</text:span><text:span text:style-name="T23"> &lt;&lt; endl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ing Elements in an Array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Accessing Elements in an Array</text:span></text:p>
          </draw:text-box>
        </draw:frame>
        <draw:frame draw:name="Content Placeholder 2" presentation:style-name="pr5" draw:text-style-name="P2" draw:layer="layout" svg:width="23.494cm" svg:height="12.571cm" svg:x="1.27cm" svg:y="3.81cm" presentation:class="outline" presentation:user-transformed="true">
          <draw:text-box>
            <text:list text:style-name="L3">
              <text:list-item>
                <text:p text:style-name="P3"><text:span text:style-name="T4">Use a loop to display multiple elements of an array:</text:span></text:p>
              </text:list-item>
            </text:list>
            <text:p text:style-name="P3"><text:span text:style-name="T13"> </text:span></text:p>
            <text:p text:style-name="P22"><text:span text:style-name="T15"><text:tab/></text:span><text:span text:style-name="T6">cout &lt;&lt; “Letter grade of 5 students:” &lt;&lt; endl;</text:span></text:p>
            <text:p text:style-name="P22"><text:span text:style-name="T6"><text:tab/></text:span><text:span text:style-name="T28">for (int i = 0; i &lt; 5; i = i + 1)</text:span></text:p>
            <text:p text:style-name="P22"><text:span text:style-name="T6"><text:tab/></text:span><text:span text:style-name="T6">{</text:span></text:p>
            <text:p text:style-name="P22"><text:span text:style-name="T6"><text:tab/></text:span><text:span text:style-name="T6"><text:tab/></text:span><text:span text:style-name="T6"> <text:s text:c="5"/></text:span><text:span text:style-name="T6">cout &lt;&lt; </text:span><text:span text:style-name="T28">letter_grade[i] </text:span><text:span text:style-name="T6">&lt;&lt; endl;</text:span></text:p>
            <text:p text:style-name="P22"><text:span text:style-name="T6"><text:tab/></text:span><text:span text:style-name="T6">}</text:span></text:p>
            <text:p text:style-name="P22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7"><text:span text:style-name="T4">Five friends played a new computer game.</text:span></text:p>
              </text:list-item>
              <text:list-item>
                <text:p text:style-name="P27"><text:span text:style-name="T4">Write a program to read their scores from keyboard and store them in an array. <text:s/></text:span></text:p>
              </text:list-item>
              <text:list-item>
                <text:p text:style-name="P27"><text:span text:style-name="T4">Display them after all 5 scores were enter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15">// File: Lesson23Ex1.cpp</text:span></text:p>
            <text:p text:style-name="P3"><text:span text:style-name="T15">// Created by Man-Chi Leung on 7/13/13</text:span></text:p>
            <text:p text:style-name="P3"><text:span text:style-name="T15">// This program reads 5 scores from keyboard, </text:span></text:p>
            <text:p text:style-name="P3"><text:span text:style-name="T15">// store them in an array and display them</text:span></text:p>
            <text:p text:style-name="P3"><text:span text:style-name="T15"/></text:p>
            <text:p text:style-name="P3"><text:span text:style-name="T5">#include &lt;cstdlib&gt;</text:span></text:p>
            <text:p text:style-name="P3"><text:span text:style-name="T5">#include &lt;iostream&gt;</text:span></text:p>
            <text:p text:style-name="P3"><text:span text:style-name="T5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28"><text:span text:style-name="T5">int main()</text:span></text:p>
            <text:p text:style-name="P28"><text:span text:style-name="T5">{</text:span></text:p>
            <text:p text:style-name="P29"><text:span text:style-name="T5"><text:s text:c="4"/></text:span><text:span text:style-name="T15">// Declare and initialize variables</text:span></text:p>
            <text:p text:style-name="P30"><text:span text:style-name="T15"><text:tab/></text:span><text:span text:style-name="T15">// Get scores</text:span><text:span text:style-name="T15"><text:tab/></text:span></text:p>
            <text:p text:style-name="P30"><text:span text:style-name="T15"><text:tab/></text:span><text:span text:style-name="T15">// Display scores</text:span></text:p>
            <text:p text:style-name="P31"><text:span text:style-name="T5"><text:tab/></text:span><text:span text:style-name="T5">system("pause"); </text:span></text:p>
            <text:p text:style-name="P28"><text:span text:style-name="T5"><text:tab/></text:span><text:span text:style-name="T5">return 0;</text:span></text:p>
            <text:p text:style-name="P28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" draw:style-name="dp1" draw:master-page-name="Default_20_1" presentation:presentation-page-layout-name="AL2T11">
        <draw:frame draw:name="Title 1" presentation:style-name="pr7" draw:text-style-name="P2" draw:layer="layout" svg:width="22.859cm" svg:height="2.834cm" svg:x="1.27cm" svg:y="0.763cm" presentation:class="title" presentation:user-transformed="true">
          <draw:text-box>
            <text:p text:style-name="P1"><text:span text:style-name="T3">Game Scores Example</text:span></text:p>
          </draw:text-box>
        </draw:frame>
        <draw:frame draw:name="Content Placeholder 2" presentation:style-name="pr5" draw:text-style-name="P2" draw:layer="layout" svg:width="22.859cm" svg:height="13.969cm" svg:x="1.27cm" svg:y="4.233cm" presentation:class="outline" presentation:user-transformed="true">
          <draw:text-box>
            <text:p text:style-name="P28"><text:span text:style-name="T15"><text:tab/></text:span><text:span text:style-name="T15">// Declare and initialize variables</text:span></text:p>
            <text:p text:style-name="P28"><text:span text:style-name="T15"/></text:p>
            <text:p text:style-name="P28"><text:span text:style-name="T15"><text:tab/></text:span><text:span text:style-name="T5">int score[5] = {0, 0, 0, 0, 0};</text:span></text:p>
            <text:p text:style-name="P28"><text:span text:style-name="T15"/></text:p>
            <text:p text:style-name="P32"><text:span text:style-name="T15"><text:tab/></text:span><text:span text:style-name="T15">// Get scores</text:span></text:p>
            <text:p text:style-name="P32"><text:span text:style-name="T15"><text:tab/></text:span><text:span text:style-name="T7">for (int i = 0; i &lt; 5; i = i + 1)</text:span></text:p>
            <text:p text:style-name="P32"><text:span text:style-name="T5"><text:tab/></text:span><text:span text:style-name="T5">{</text:span></text:p>
            <text:p text:style-name="P32"><text:span text:style-name="T5"><text:tab/></text:span><text:span text:style-name="T5"><text:tab/></text:span><text:span text:style-name="T5"> <text:s text:c="3"/></text:span><text:span text:style-name="T5">cout &lt;&lt; "Enter score: ";</text:span></text:p>
            <text:p text:style-name="P32"><text:span text:style-name="T5"><text:tab/></text:span><text:span text:style-name="T5"><text:tab/></text:span><text:span text:style-name="T5"> <text:s text:c="3"/></text:span><text:span text:style-name="T5">cin &gt;&gt; </text:span><text:span text:style-name="T7">score[i]</text:span><text:span text:style-name="T5">;</text:span></text:p>
            <text:p text:style-name="P32"><text:span text:style-name="T5"><text:tab/></text:span><text:span text:style-name="T5">}</text:span></text:p>
            <text:p text:style-name="P33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28"><text:span text:style-name="T15"><text:tab/></text:span><text:span text:style-name="T15">// Display scores</text:span></text:p>
            <text:p text:style-name="P28"><text:span text:style-name="T15"/></text:p>
            <text:p text:style-name="P28"><text:span text:style-name="T15"><text:tab/></text:span><text:span text:style-name="T5">cout &lt;&lt; "The scores are: " &lt;&lt; endl;</text:span></text:p>
            <text:p text:style-name="P28"><text:span text:style-name="T5"/></text:p>
            <text:p text:style-name="P29"><text:span text:style-name="T5"><text:tab/></text:span><text:span text:style-name="T7">for (int i = 0; i &lt; 5; i = i + 1)</text:span></text:p>
            <text:p text:style-name="P29"><text:span text:style-name="T5"><text:tab/></text:span><text:span text:style-name="T5">{</text:span></text:p>
            <text:p text:style-name="P29"><text:span text:style-name="T5"><text:tab/></text:span><text:span text:style-name="T5"><text:tab/></text:span><text:span text:style-name="T5"> <text:s text:c="3"/></text:span><text:span text:style-name="T5">cout &lt;&lt; </text:span><text:span text:style-name="T7">score[i]</text:span><text:span text:style-name="T5"> &lt;&lt; endl;</text:span></text:p>
            <text:p text:style-name="P29"><text:span text:style-name="T5"><text:tab/></text:span><text:span text:style-name="T5">}</text:span></text:p>
            <text:p text:style-name="P28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5">Michelle has recorded the daily high temperature for the past 10 days. <text:s/></text:span></text:p>
              </text:list-item>
              <text:list-item>
                <text:p text:style-name="P9"><text:span text:style-name="T5">She needs a program to analyze the information. <text:s/></text:span></text:p>
              </text:list-item>
              <text:list-item>
                <text:p text:style-name="P9"><text:span text:style-name="T5">Create a program that will do the following:</text:span></text:p>
              </text:list-item>
            </text:list>
            <text:p text:style-name="P34"><text:span text:style-name="T5">(a)</text:span><text:span text:style-name="T5"><text:tab/></text:span><text:span text:style-name="T5">Reads daily high temperatures from the keyboard and stores them in an array. </text:span></text:p>
            <text:p text:style-name="P34"><text:span text:style-name="T5">(b)</text:span><text:span text:style-name="T5"><text:tab/></text:span><text:span text:style-name="T5">Displays the daily high temperatures on the scre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10">// File: Lesson23Ex2.cpp</text:span></text:p>
            <text:p text:style-name="P3"><text:span text:style-name="T10">// Created by Man-Chi Leung on 7/13/13</text:span></text:p>
            <text:p text:style-name="P3"><text:span text:style-name="T10">// This program reads 10 temperatures from keyboard, store them in an array and</text:span></text:p>
            <text:p text:style-name="P3"><text:span text:style-name="T10">// display them</text:span></text:p>
            <text:p text:style-name="P3"><text:span text:style-name="T10"/></text:p>
            <text:p text:style-name="P3"><text:span text:style-name="T12">#include &lt;cstdlib&gt;</text:span></text:p>
            <text:p text:style-name="P3"><text:span text:style-name="T12">#include &lt;iostream&gt;</text:span></text:p>
            <text:p text:style-name="P3"><text:span text:style-name="T12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28"><text:span text:style-name="T12">int main()</text:span></text:p>
            <text:p text:style-name="P28"><text:span text:style-name="T12">{</text:span></text:p>
            <text:p text:style-name="P35"><text:span text:style-name="T12"><text:s text:c="4"/></text:span><text:span text:style-name="T10">// Declare and initialize variables</text:span></text:p>
            <text:p text:style-name="P35"><text:span text:style-name="T10"><text:tab/></text:span><text:span text:style-name="T10">// Get daily highs</text:span><text:span text:style-name="T10"><text:tab/></text:span></text:p>
            <text:p text:style-name="P35"><text:span text:style-name="T10"><text:tab/></text:span><text:span text:style-name="T10">// Display daily highs</text:span></text:p>
            <text:p text:style-name="P36"><text:span text:style-name="T12"><text:tab/></text:span><text:span text:style-name="T12">system("pause"); </text:span></text:p>
            <text:p text:style-name="P37"><text:span text:style-name="T12"><text:tab/></text:span><text:span text:style-name="T12">return 0;</text:span></text:p>
            <text:p text:style-name="P37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8"><text:span text:style-name="T10"><text:tab/></text:span><text:span text:style-name="T10">// Declare and initialize variables</text:span></text:p>
            <text:p text:style-name="P39"><text:span text:style-name="T10"><text:tab/></text:span><text:span text:style-name="T12">double highTemp[10];</text:span></text:p>
            <text:p text:style-name="P39"><text:span text:style-name="T12"/></text:p>
            <text:p text:style-name="P38"><text:span text:style-name="T12"><text:tab/></text:span><text:span text:style-name="T12">for (int i = 0; i &lt; 10; i = i + 1)</text:span></text:p>
            <text:p text:style-name="P38"><text:span text:style-name="T12"><text:tab/></text:span><text:span text:style-name="T12">{</text:span></text:p>
            <text:p text:style-name="P38"><text:span text:style-name="T12"><text:tab/></text:span><text:span text:style-name="T12"><text:tab/></text:span><text:span text:style-name="T12"> <text:s text:c="3"/></text:span><text:span text:style-name="T12">highTemp[i] = 0.0;</text:span></text:p>
            <text:p text:style-name="P38"><text:span text:style-name="T12"><text:tab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2"><text:span text:style-name="T10"><text:tab/></text:span><text:span text:style-name="T10">// Get daily highs</text:span></text:p>
            <text:p text:style-name="P32"><text:span text:style-name="T10"><text:tab/></text:span><text:span text:style-name="T12">cout &lt;&lt; "You will be asked to enter daily high ”</text:span></text:p>
            <text:p text:style-name="P32"><text:span text:style-name="T12"><text:s text:c="14"/></text:span><text:span text:style-name="T12">&lt;&lt; “temperature for 10 consecutive days."&lt;&lt; endl;</text:span></text:p>
            <text:p text:style-name="P32"><text:span text:style-name="T12"/></text:p>
            <text:p text:style-name="P32"><text:span text:style-name="T12"><text:tab/></text:span><text:span text:style-name="T12">for (int i = 0; i &lt; 10; i = i + 1)</text:span></text:p>
            <text:p text:style-name="P32"><text:span text:style-name="T12"><text:tab/></text:span><text:span text:style-name="T12">{</text:span></text:p>
            <text:p text:style-name="P32"><text:span text:style-name="T12"><text:tab/></text:span><text:span text:style-name="T12"><text:tab/></text:span><text:span text:style-name="T12"> <text:s text:c="3"/></text:span><text:span text:style-name="T12">cout &lt;&lt; “Enter high temperature: “;</text:span></text:p>
            <text:p text:style-name="P32"><text:span text:style-name="T12"><text:tab/></text:span><text:span text:style-name="T12"><text:tab/></text:span><text:span text:style-name="T12"> <text:s text:c="3"/></text:span><text:span text:style-name="T12">cin &gt;&gt; highTemp[i];</text:span></text:p>
            <text:p text:style-name="P32"><text:span text:style-name="T12"><text:tab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2"><text:span text:style-name="T15"><text:tab/></text:span><text:span text:style-name="T10">// Display daily highs</text:span></text:p>
            <text:p text:style-name="P33"><text:span text:style-name="T10"><text:tab/></text:span><text:span text:style-name="T12">cout &lt;&lt; endl;</text:span></text:p>
            <text:p text:style-name="P33"><text:span text:style-name="T12"><text:tab/></text:span><text:span text:style-name="T12">cout &lt;&lt; "The daily high temperatures you entered are:“</text:span></text:p>
            <text:p text:style-name="P33"><text:span text:style-name="T12"><text:s text:c="14"/></text:span><text:span text:style-name="T12">&lt;&lt; endl;</text:span></text:p>
            <text:p text:style-name="P33"><text:span text:style-name="T12"/></text:p>
            <text:p text:style-name="P32"><text:span text:style-name="T12"><text:tab/></text:span><text:span text:style-name="T12">for (int i = 0; i &lt; 10; i = i + 1)</text:span></text:p>
            <text:p text:style-name="P32"><text:span text:style-name="T12"><text:tab/></text:span><text:span text:style-name="T12">{</text:span></text:p>
            <text:p text:style-name="P32"><text:span text:style-name="T12"><text:tab/></text:span><text:span text:style-name="T12"><text:tab/></text:span><text:span text:style-name="T12"> <text:s text:c="3"/></text:span><text:span text:style-name="T12">cout &lt;&lt; highTemp[i] &lt;&lt; endl;</text:span></text:p>
            <text:p text:style-name="P32"><text:span text:style-name="T12"><text:tab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6">Modify the program in Example 2 so that after the daily high temperatures are displayed, convert them from Fahrenheit to Celsius and display them again. <text:s/></text:span></text:p>
              </text:list-item>
            </text:list>
            <text:p text:style-name="P3"><text:span text:style-name="T6"/></text:p>
            <text:list text:continue-numbering="true" text:style-name="L3">
              <text:list-item>
                <text:p text:style-name="P3"><text:span text:style-name="T6">The formula for converting temperature is: C = (F – 32) * 5 / 9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15">// File: Lesson23Ex3.cpp</text:span></text:p>
            <text:p text:style-name="P3"><text:span text:style-name="T15">// Created by Man-Chi Leung on 7/13/13</text:span></text:p>
            <text:p text:style-name="P3"><text:span text:style-name="T15">// This program reads 10 temperatures from keyboard, // store them in an array, </text:span></text:p>
            <text:p text:style-name="P3"><text:span text:style-name="T15">// convert them to Celsius and display them</text:span></text:p>
            <text:p text:style-name="P3"><text:span text:style-name="T15"/></text:p>
            <text:p text:style-name="P3"><text:span text:style-name="T5">#include &lt;cstdlib&gt;</text:span></text:p>
            <text:p text:style-name="P3"><text:span text:style-name="T5">#include &lt;iostream&gt;</text:span></text:p>
            <text:p text:style-name="P3"><text:span text:style-name="T5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3.078cm" svg:x="1.27cm" svg:y="3.938cm" presentation:class="outline" presentation:user-transformed="true">
          <draw:text-box>
            <text:p text:style-name="P28"><text:span text:style-name="T12">int main()</text:span></text:p>
            <text:p text:style-name="P28"><text:span text:style-name="T12">{</text:span></text:p>
            <text:p text:style-name="P28"><text:span text:style-name="T10"><text:s text:c="4"/></text:span><text:span text:style-name="T10">// Declare and initialize variables</text:span></text:p>
            <text:p text:style-name="P28"><text:span text:style-name="T10"><text:tab/></text:span><text:span text:style-name="T10">// Get daily highs</text:span></text:p>
            <text:p text:style-name="P28"><text:span text:style-name="T10"><text:tab/></text:span><text:span text:style-name="T10">// Display daily highs</text:span></text:p>
            <text:p text:style-name="P28"><text:span text:style-name="T10"><text:tab/></text:span><text:span text:style-name="T10">// Convert daily highs to Celsius</text:span><text:span text:style-name="T10"><text:tab/></text:span></text:p>
            <text:p text:style-name="P28"><text:span text:style-name="T10"><text:tab/></text:span><text:span text:style-name="T10">// Display daily highs in Celsius</text:span></text:p>
            <text:p text:style-name="P28"><text:span text:style-name="T12"><text:tab/></text:span></text:p>
            <text:p text:style-name="P28"><text:span text:style-name="T12"><text:s text:c="4"/></text:span><text:span text:style-name="T12">system("pause"); </text:span></text:p>
            <text:p text:style-name="P28"><text:span text:style-name="T12"><text:tab/></text:span><text:span text:style-name="T12">return 0;</text:span></text:p>
            <text:p text:style-name="P28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2"><text:span text:style-name="T10"><text:tab/></text:span><text:span text:style-name="T10">// Declare and initialize variables</text:span></text:p>
            <text:p text:style-name="P33"><text:span text:style-name="T10"><text:tab/></text:span><text:span text:style-name="T12">double highTemp[10];</text:span></text:p>
            <text:p text:style-name="P33"><text:span text:style-name="T12"/></text:p>
            <text:p text:style-name="P32"><text:span text:style-name="T12"><text:tab/></text:span><text:span text:style-name="T12">for (int i = 0; i &lt; 10; i = i + 1)</text:span></text:p>
            <text:p text:style-name="P32"><text:span text:style-name="T12"><text:tab/></text:span><text:span text:style-name="T12">{</text:span></text:p>
            <text:p text:style-name="P32"><text:span text:style-name="T12"><text:tab/></text:span><text:span text:style-name="T12"><text:tab/></text:span><text:span text:style-name="T12"> <text:s text:c="3"/></text:span><text:span text:style-name="T12">highTemp[i] = 0.0;</text:span></text:p>
            <text:p text:style-name="P32"><text:span text:style-name="T12"><text:tab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2"><text:span text:style-name="T10"><text:tab/></text:span><text:span text:style-name="T10">// Get daily highs</text:span></text:p>
            <text:p text:style-name="P33"><text:span text:style-name="T10"><text:tab/></text:span><text:span text:style-name="T12">cout &lt;&lt; "You will be asked to enter daily high “</text:span></text:p>
            <text:p text:style-name="P33"><text:span text:style-name="T12"><text:s text:c="15"/></text:span><text:span text:style-name="T12">&lt;&lt; “temperature for 10 consecutive days."&lt;&lt; endl;</text:span></text:p>
            <text:p text:style-name="P33"><text:span text:style-name="T12"/></text:p>
            <text:p text:style-name="P32"><text:span text:style-name="T12"><text:tab/></text:span><text:span text:style-name="T12">for (int i = 0; i &lt; 10; i = i + 1)</text:span></text:p>
            <text:p text:style-name="P32"><text:span text:style-name="T12"><text:tab/></text:span><text:span text:style-name="T12">{</text:span></text:p>
            <text:p text:style-name="P32"><text:span text:style-name="T12"><text:tab/></text:span><text:span text:style-name="T12"><text:tab/></text:span><text:span text:style-name="T12"> <text:s text:c="3"/></text:span><text:span text:style-name="T12">cout &lt;&lt; “Enter high temperature: “;</text:span></text:p>
            <text:p text:style-name="P32"><text:span text:style-name="T12"><text:tab/></text:span><text:span text:style-name="T12"><text:tab/></text:span><text:span text:style-name="T12"> <text:s text:c="3"/></text:span><text:span text:style-name="T12">cin &gt;&gt; highTemp[i];</text:span></text:p>
            <text:p text:style-name="P32"><text:span text:style-name="T12"><text:tab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3.494cm" svg:height="12.571cm" svg:x="0.635cm" svg:y="4.445cm" presentation:class="outline" presentation:user-transformed="true">
          <draw:text-box>
            <text:p text:style-name="P32"><text:span text:style-name="T15"><text:tab/></text:span><text:span text:style-name="T10">// Display daily highs</text:span></text:p>
            <text:p text:style-name="P33"><text:span text:style-name="T10"><text:tab/></text:span><text:span text:style-name="T12">cout &lt;&lt; endl;</text:span></text:p>
            <text:p text:style-name="P33"><text:span text:style-name="T12"><text:tab/></text:span><text:span text:style-name="T12">cout &lt;&lt; "The daily high temperatures you entered are: “</text:span></text:p>
            <text:p text:style-name="P33"><text:span text:style-name="T12"><text:s text:c="13"/></text:span><text:span text:style-name="T12">&lt;&lt; endl;</text:span></text:p>
            <text:p text:style-name="P40"><text:span text:style-name="T12"><text:tab/></text:span><text:span text:style-name="T12">for (int i = 0; i &lt; 10; i = i + 1)</text:span></text:p>
            <text:p text:style-name="P32"><text:span text:style-name="T12"><text:tab/></text:span><text:span text:style-name="T12">{</text:span></text:p>
            <text:p text:style-name="P32"><text:span text:style-name="T12"><text:tab/></text:span><text:span text:style-name="T12"><text:tab/></text:span><text:span text:style-name="T12"> <text:s text:c="3"/></text:span><text:span text:style-name="T12">cout &lt;&lt; highTemp[i] &lt;&lt; endl;</text:span></text:p>
            <text:p text:style-name="P32"><text:span text:style-name="T12"><text:tab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28"><text:span text:style-name="T15"><text:tab/></text:span><text:span text:style-name="T15">// Convert daily highs to Celsius</text:span></text:p>
            <text:p text:style-name="P28"><text:span text:style-name="T15"/></text:p>
            <text:p text:style-name="P29"><text:span text:style-name="T15"><text:tab/></text:span><text:span text:style-name="T5">for (int i = 0; i &lt; 10; i = i + 1)</text:span></text:p>
            <text:p text:style-name="P29"><text:span text:style-name="T5"><text:tab/></text:span><text:span text:style-name="T5">{</text:span></text:p>
            <text:p text:style-name="P29"><text:span text:style-name="T5"><text:tab/></text:span><text:span text:style-name="T5"><text:tab/></text:span><text:span text:style-name="T5"> <text:s text:c="3"/></text:span><text:span text:style-name="T5">highTemp[i] = (highTemp[i] - 32) * 5 / 9;</text:span></text:p>
            <text:p text:style-name="P29"><text:span text:style-name="T5"><text:tab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2"><text:span text:style-name="T15"><text:tab/></text:span><text:span text:style-name="T15">// Display daily highs in Celsius</text:span></text:p>
            <text:p text:style-name="P33"><text:span text:style-name="T15"><text:tab/></text:span><text:span text:style-name="T5">cout &lt;&lt; endl;</text:span></text:p>
            <text:p text:style-name="P33"><text:span text:style-name="T5"><text:tab/></text:span><text:span text:style-name="T5">cout &lt;&lt; "The daily high temperatures in Celsius: “</text:span></text:p>
            <text:p text:style-name="P33"><text:span text:style-name="T5"><text:s text:c="13"/></text:span><text:span text:style-name="T5">&lt;&lt; endl;</text:span></text:p>
            <text:p text:style-name="P33"><text:span text:style-name="T5"/></text:p>
            <text:p text:style-name="P32"><text:span text:style-name="T5"><text:tab/></text:span><text:span text:style-name="T5">for (int i = 0; i &lt; 10; i = i + 1)</text:span></text:p>
            <text:p text:style-name="P32"><text:span text:style-name="T5"><text:tab/></text:span><text:span text:style-name="T5">{</text:span></text:p>
            <text:p text:style-name="P32"><text:span text:style-name="T5"><text:tab/></text:span><text:span text:style-name="T5"><text:tab/></text:span><text:span text:style-name="T5"> <text:s text:c="3"/></text:span><text:span text:style-name="T5">cout &lt;&lt; highTemp[i] &lt;&lt; endl;</text:span></text:p>
            <text:p text:style-name="P32"><text:span text:style-name="T5"><text:tab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ing Sum of Elements in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Finding Sum of Elements in an Array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5">To find the sum of all elements in an array, we create an accumulator and set it to 0. <text:s/>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We then add every element to it. <text:s/>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When we have no more elements to add, what is stored in the accumulator is the sum of all element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1"><text:span text:style-name="T6">Five friends played a new computer game.</text:span></text:p>
              </text:list-item>
              <text:list-item>
                <text:p text:style-name="P41"><text:span text:style-name="T6">Write a program to read their scores from <text:s/>keyboard and store them in an array.</text:span></text:p>
              </text:list-item>
              <text:list-item>
                <text:p text:style-name="P41"><text:span text:style-name="T6">Calculate and display their su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15">// File: Lesson20Ex1.cpp</text:span></text:p>
            <text:p text:style-name="P3"><text:span text:style-name="T15">// Created by Man-Chi Leung on 7/13/13</text:span></text:p>
            <text:p text:style-name="P3"><text:span text:style-name="T15">// This program reads 5 scores from keyboard, </text:span></text:p>
            <text:p text:style-name="P3"><text:span text:style-name="T15">// stores them in an array and finds their sum</text:span></text:p>
            <text:p text:style-name="P3"><text:span text:style-name="T15"/></text:p>
            <text:p text:style-name="P3"><text:span text:style-name="T5">#include &lt;cstdlib&gt;</text:span></text:p>
            <text:p text:style-name="P3"><text:span text:style-name="T5">#include &lt;iostream&gt;</text:span></text:p>
            <text:p text:style-name="P3"><text:span text:style-name="T5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5" draw:text-style-name="P2" draw:layer="layout" svg:width="22.859cm" svg:height="13.334cm" svg:x="1.27cm" svg:y="4.445cm" presentation:class="outline" presentation:user-transformed="true">
          <draw:text-box>
            <text:p text:style-name="P28"><text:span text:style-name="T5">int main()</text:span></text:p>
            <text:p text:style-name="P28"><text:span text:style-name="T5">{</text:span></text:p>
            <text:p text:style-name="P29"><text:span text:style-name="T5"><text:s text:c="4"/></text:span><text:span text:style-name="T5"><text:tab/></text:span><text:span text:style-name="T5"><text:tab/></text:span><text:span text:style-name="T15">// Declare and initialize variables</text:span></text:p>
            <text:p text:style-name="P28"><text:span text:style-name="T15"><text:tab/></text:span><text:span text:style-name="T15"><text:tab/></text:span><text:span text:style-name="T15">// Get scores</text:span><text:span text:style-name="T15"><text:tab/></text:span></text:p>
            <text:p text:style-name="P28"><text:span text:style-name="T15"><text:tab/></text:span><text:span text:style-name="T15"><text:tab/></text:span><text:span text:style-name="T15">// Calculate and display sum</text:span></text:p>
            <text:p text:style-name="P28"><text:span text:style-name="T5"><text:tab/></text:span><text:span text:style-name="T5"><text:tab/></text:span></text:p>
            <text:p text:style-name="P28"><text:span text:style-name="T5"><text:tab/></text:span><text:span text:style-name="T5"><text:tab/></text:span><text:span text:style-name="T5">system("pause"); </text:span></text:p>
            <text:p text:style-name="P28"><text:span text:style-name="T5"><text:tab/></text:span><text:span text:style-name="T5"><text:tab/></text:span><text:span text:style-name="T5">return 0;</text:span></text:p>
            <text:p text:style-name="P28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5"><text:span text:style-name="T15"><text:tab/></text:span><text:span text:style-name="T15">// Declare and initialize variables</text:span></text:p>
            <text:p text:style-name="P37"><text:span text:style-name="T15"><text:tab/></text:span><text:span text:style-name="T5">int score[5] = {0, 0, 0, 0, 0};</text:span></text:p>
            <text:p text:style-name="P37"><text:span text:style-name="T5"><text:s text:c="4"/></text:span><text:span text:style-name="T5">int sum = 0;</text:span></text:p>
            <text:p text:style-name="P40"><text:span text:style-name="T5"><text:tab/></text:span><text:span text:style-name="T5">// Get scores</text:span></text:p>
            <text:p text:style-name="P32"><text:span text:style-name="T5"><text:tab/></text:span><text:span text:style-name="T5">for (int i = 0; i &lt; 5; i = i + 1)</text:span></text:p>
            <text:p text:style-name="P32"><text:span text:style-name="T5"><text:tab/></text:span><text:span text:style-name="T5">{</text:span></text:p>
            <text:p text:style-name="P32"><text:span text:style-name="T5"><text:tab/></text:span><text:span text:style-name="T5"><text:tab/></text:span><text:span text:style-name="T5"> <text:s text:c="5"/></text:span><text:span text:style-name="T5">cout &lt;&lt; "Enter score: ";</text:span></text:p>
            <text:p text:style-name="P32"><text:span text:style-name="T5"><text:tab/></text:span><text:span text:style-name="T5"><text:tab/></text:span><text:span text:style-name="T5"> <text:s text:c="5"/></text:span><text:span text:style-name="T5">cin &gt;&gt; score[i];</text:span></text:p>
            <text:p text:style-name="P32"><text:span text:style-name="T5"><text:tab/></text:span><text:span text:style-name="T5">}</text:span></text:p>
            <text:p text:style-name="P33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28"><text:span text:style-name="T15"><text:tab/></text:span><text:span text:style-name="T15">// Calculate and display sum</text:span></text:p>
            <text:p text:style-name="P28"><text:span text:style-name="T15"/></text:p>
            <text:p text:style-name="P29"><text:span text:style-name="T15"><text:tab/></text:span><text:span text:style-name="T5">for (int i = 0; i &lt; 5; i = i + 1)</text:span></text:p>
            <text:p text:style-name="P29"><text:span text:style-name="T5"><text:tab/></text:span><text:span text:style-name="T5">{</text:span></text:p>
            <text:p text:style-name="P29"><text:span text:style-name="T5"><text:tab/></text:span><text:span text:style-name="T5"><text:tab/></text:span><text:span text:style-name="T5"> <text:s text:c="5"/></text:span><text:span text:style-name="T5">sum = sum + score[i];</text:span></text:p>
            <text:p text:style-name="P29"><text:span text:style-name="T5"><text:tab/></text:span><text:span text:style-name="T5">}</text:span></text:p>
            <text:p text:style-name="P28"><text:span text:style-name="T5"><text:tab/></text:span><text:span text:style-name="T5">cout &lt;&lt; "The sum of all 5 scores: " &lt;&lt; sum &lt;&lt; endl;</text:span></text:p>
            <text:p text:style-name="P28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5">Michelle has recorded the daily high temperature for the past 10 days. <text:s/></text:span></text:p>
              </text:list-item>
              <text:list-item>
                <text:p text:style-name="P3"><text:span text:style-name="T5">She needs a program to analyze the information. <text:s/></text:span></text:p>
              </text:list-item>
              <text:list-item>
                <text:p text:style-name="P3"><text:span text:style-name="T5">Create a program that will do the following:</text:span></text:p>
              </text:list-item>
            </text:list>
            <text:p text:style-name="P42"><text:span text:style-name="T5">(a)</text:span><text:span text:style-name="T5"><text:tab/></text:span><text:span text:style-name="T5">Reads daily high temperatures from the keyboard and stores them in an array. </text:span></text:p>
            <text:p text:style-name="P42"><text:span text:style-name="T5">(b)</text:span><text:span text:style-name="T5"><text:tab/></text:span><text:span text:style-name="T5">Calculate and display the average daily high of the first 5 days and the average daily high of the last 5 day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4.688cm" svg:x="1.27cm" svg:y="3.938cm" presentation:class="outline" presentation:user-transformed="true">
          <draw:text-box>
            <text:p text:style-name="P3"><text:span text:style-name="T15">// File: Lesson20Ex2.cpp</text:span></text:p>
            <text:p text:style-name="P3"><text:span text:style-name="T15">// Created by Man-Chi Leung on 7/13/13</text:span></text:p>
            <text:p text:style-name="P3"><text:span text:style-name="T15">// This program reads 10 temperatures from keyboard, // store them in an array and calculates the</text:span></text:p>
            <text:p text:style-name="P3"><text:span text:style-name="T15">// average of the first 5 and the average of the last 5</text:span></text:p>
            <text:p text:style-name="P3"><text:span text:style-name="T15"/></text:p>
            <text:p text:style-name="P3"><text:span text:style-name="T5">#include &lt;cstdlib&gt;</text:span></text:p>
            <text:p text:style-name="P3"><text:span text:style-name="T5">#include &lt;iostream&gt;</text:span></text:p>
            <text:p text:style-name="P3"><text:span text:style-name="T5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2.623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3.078cm" svg:x="1.27cm" svg:y="3.938cm" presentation:class="outline" presentation:user-transformed="true">
          <draw:text-box>
            <text:p text:style-name="P28"><text:span text:style-name="T5">int main()</text:span></text:p>
            <text:p text:style-name="P28"><text:span text:style-name="T5">{</text:span></text:p>
            <text:p text:style-name="P28"><text:span text:style-name="T15"><text:s text:c="8"/></text:span><text:span text:style-name="T15">// Declare and initialize variables</text:span></text:p>
            <text:p text:style-name="P28"><text:span text:style-name="T15"><text:tab/></text:span><text:span text:style-name="T15"> <text:s text:c="3"/></text:span><text:span text:style-name="T15">// Get daily highs</text:span></text:p>
            <text:p text:style-name="P28"><text:span text:style-name="T15"><text:tab/></text:span><text:span text:style-name="T15"> <text:s text:c="3"/></text:span><text:span text:style-name="T15">// Calculate sum and average of first 5 days</text:span></text:p>
            <text:p text:style-name="P28"><text:span text:style-name="T15"><text:tab/></text:span><text:span text:style-name="T15"> <text:s text:c="3"/></text:span><text:span text:style-name="T15">// Calculate sum and average of last 5 days</text:span></text:p>
            <text:p text:style-name="P43"><text:span text:style-name="T5"><text:tab/></text:span><text:span text:style-name="T5"> <text:s text:c="3"/></text:span><text:span text:style-name="T5">system("pause"); </text:span></text:p>
            <text:p text:style-name="P28"><text:span text:style-name="T5"><text:tab/></text:span><text:span text:style-name="T5"> <text:s text:c="3"/></text:span><text:span text:style-name="T5">return 0;</text:span></text:p>
            <text:p text:style-name="P28"><text:span text:style-name="T5">}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45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9" draw:text-style-name="P45" draw:layer="layout" svg:width="8.254cm" svg:height="1.273cm" svg:x="10.791cm" svg:y="24.126cm" presentation:class="page-number" presentation:user-transformed="true">
            <draw:text-box>
              <text:p text:style-name="P44"><text:span text:style-name="T29"><text:page-number>&lt;number&gt;</text:page-number></text:span></text:p>
            </draw:text-box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4.816cm" svg:x="1.27cm" svg:y="3.81cm" presentation:class="outline" presentation:user-transformed="true">
          <draw:text-box>
            <text:p text:style-name="P32"><text:span text:style-name="T15"><text:tab/></text:span><text:span text:style-name="T15">// Declare and initialize variables</text:span></text:p>
            <text:p text:style-name="P32"><text:span text:style-name="T15"><text:tab/></text:span><text:span text:style-name="T5">double highTemp[10];</text:span></text:p>
            <text:p text:style-name="P32"><text:span text:style-name="T5"><text:s/></text:span><text:span text:style-name="T5"><text:tab/></text:span><text:span text:style-name="T5">double sumFirst5 = 0.0;</text:span></text:p>
            <text:p text:style-name="P32"><text:span text:style-name="T5"><text:s text:c="4"/></text:span><text:span text:style-name="T5">double sumLast5 = 0.0;</text:span></text:p>
            <text:p text:style-name="P32"><text:span text:style-name="T5"><text:s text:c="4"/></text:span><text:span text:style-name="T5">double avgFirst5 = 0.0;</text:span></text:p>
            <text:p text:style-name="P32"><text:span text:style-name="T5"><text:s text:c="4"/></text:span><text:span text:style-name="T5">double avgLast5 = 0.0;</text:span></text:p>
            <text:p text:style-name="P32"><text:span text:style-name="T5"><text:tab/></text:span><text:span text:style-name="T5">for (int i = 0; i &lt; 10; i = i + 1)</text:span></text:p>
            <text:p text:style-name="P32"><text:span text:style-name="T5"><text:tab/></text:span><text:span text:style-name="T5">{</text:span></text:p>
            <text:p text:style-name="P32"><text:span text:style-name="T5"><text:tab/></text:span><text:span text:style-name="T5"><text:tab/></text:span><text:span text:style-name="T5"> <text:s text:c="3"/></text:span><text:span text:style-name="T5">highTemp[i] = 0.0;</text:span></text:p>
            <text:p text:style-name="P32"><text:span text:style-name="T5"><text:tab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1">
        <draw:frame draw:name="Title 1" presentation:style-name="pr7" draw:text-style-name="P2" draw:layer="layout" svg:width="22.859cm" svg:height="2.411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3.418cm" svg:x="1.27cm" svg:y="3.598cm" presentation:class="outline" presentation:user-transformed="true">
          <draw:text-box>
            <text:p text:style-name="P28"><text:span text:style-name="T15"><text:tab/></text:span><text:span text:style-name="T15">// Get daily highs</text:span></text:p>
            <text:p text:style-name="P28"><text:span text:style-name="T15"/></text:p>
            <text:p text:style-name="P29"><text:span text:style-name="T15"><text:tab/></text:span><text:span text:style-name="T5">cout &lt;&lt; "You will be asked to enter daily high “</text:span></text:p>
            <text:p text:style-name="P29"><text:span text:style-name="T5"><text:s text:c="13"/></text:span><text:span text:style-name="T5">&lt;&lt; “temperature for 10 consecutive days.“</text:span></text:p>
            <text:p text:style-name="P29"><text:span text:style-name="T5"><text:s text:c="13"/></text:span><text:span text:style-name="T5">&lt;&lt; endl;</text:span></text:p>
            <text:p text:style-name="P29"><text:span text:style-name="T5"/></text:p>
            <text:p text:style-name="P29"><text:span text:style-name="T5"><text:tab/></text:span><text:span text:style-name="T5">for (int i = 0; i &lt; 10; i = i + 1)</text:span></text:p>
            <text:p text:style-name="P29"><text:span text:style-name="T5"><text:tab/></text:span><text:span text:style-name="T5">{</text:span></text:p>
            <text:p text:style-name="P29"><text:span text:style-name="T5"><text:tab/></text:span><text:span text:style-name="T5"><text:tab/></text:span><text:span text:style-name="T5"> <text:s text:c="5"/></text:span><text:span text:style-name="T5">cout &lt;&lt; “Enter high temperature: “;</text:span></text:p>
            <text:p text:style-name="P29"><text:span text:style-name="T5"><text:tab/></text:span><text:span text:style-name="T5"><text:tab/></text:span><text:span text:style-name="T5"> <text:s text:c="5"/></text:span><text:span text:style-name="T5">cin &gt;&gt; highTemp[i];</text:span></text:p>
            <text:p text:style-name="P29"><text:span text:style-name="T5"><text:tab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28"><text:span text:style-name="T15"><text:tab/></text:span><text:span text:style-name="T15">// Calculate sum and average of first 5 days</text:span></text:p>
            <text:p text:style-name="P40"><text:span text:style-name="T15"><text:tab/></text:span><text:span text:style-name="T5">cout &lt;&lt; endl;</text:span></text:p>
            <text:p text:style-name="P32"><text:span text:style-name="T5"><text:tab/></text:span><text:span text:style-name="T5">for (int i = 0; i &lt; 5; i = i + 1)</text:span></text:p>
            <text:p text:style-name="P32"><text:span text:style-name="T5"><text:tab/></text:span><text:span text:style-name="T5">{</text:span></text:p>
            <text:p text:style-name="P32"><text:span text:style-name="T5"><text:tab/></text:span><text:span text:style-name="T5"><text:tab/></text:span><text:span text:style-name="T5"> <text:s text:c="5"/></text:span><text:span text:style-name="T5">sumFirst5 = sumFirst5 + highTemp[i];</text:span></text:p>
            <text:p text:style-name="P32"><text:span text:style-name="T5"><text:tab/></text:span><text:span text:style-name="T5">}</text:span></text:p>
            <text:p text:style-name="P33"><text:span text:style-name="T5"><text:tab/></text:span><text:span text:style-name="T5">avgFirst5 = sumFirst5 / 5;</text:span></text:p>
            <text:p text:style-name="P33"><text:span text:style-name="T5"><text:tab/></text:span><text:span text:style-name="T5">cout &lt;&lt; "Average daily high of first 5 days: " </text:span></text:p>
            <text:p text:style-name="P33"><text:span text:style-name="T5"><text:s text:c="12"/></text:span><text:span text:style-name="T5">&lt;&lt; avgFirst5 &lt;&lt; endl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2"><text:span text:style-name="T15"><text:tab/></text:span><text:span text:style-name="T15">// Calculate sum and average of last 5 days</text:span></text:p>
            <text:p text:style-name="P32"><text:span text:style-name="T15"><text:tab/></text:span><text:span text:style-name="T5">for (int i = 5; i &lt; 10; i = i + 1)</text:span></text:p>
            <text:p text:style-name="P32"><text:span text:style-name="T5"><text:tab/></text:span><text:span text:style-name="T5">{</text:span></text:p>
            <text:p text:style-name="P32"><text:span text:style-name="T5"><text:tab/></text:span><text:span text:style-name="T5"><text:tab/></text:span><text:span text:style-name="T5"> <text:s text:c="5"/></text:span><text:span text:style-name="T5">sumLast5 = sumLast5 + highTemp[i];</text:span></text:p>
            <text:p text:style-name="P32"><text:span text:style-name="T5"><text:tab/></text:span><text:span text:style-name="T5">}</text:span></text:p>
            <text:p text:style-name="P33"><text:span text:style-name="T5"><text:tab/></text:span><text:span text:style-name="T5">avgLast5 = sumLast5 / 5;</text:span></text:p>
            <text:p text:style-name="P33"><text:span text:style-name="T5"><text:tab/></text:span><text:span text:style-name="T5">cout &lt;&lt; "Average daily high of last 5 days: " </text:span></text:p>
            <text:p text:style-name="P33"><text:span text:style-name="T5"><text:s text:c="13"/></text:span><text:span text:style-name="T5">&lt;&lt; avgLast5 &lt;&lt; endl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4-21">4/21/1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4-21">4/21/1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4-21T19:33:04.59</dc:date>
    <dc:creator>Ahmad Omar</dc:creator>
    <meta:document-statistic meta:object-count="249"/>
    <meta:generator>OpenOffice/4.1.1$Win32 OpenOffice.org_project/411m6$Build-9775</meta:generator>
  </office:meta>
</office:document-meta>
</file>